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ffff" draw:textarea-horizontal-align="justify" draw:textarea-vertical-align="middle" draw:auto-grow-height="false" fo:min-height="4.5cm" fo:min-width="2.25cm"/>
      <style:paragraph-properties style:writing-mode="lr-tb"/>
    </style:style>
    <style:style style:name="gr2" style:family="graphic" style:parent-style-name="objectwithoutfill">
      <style:graphic-properties svg:stroke-color="#3465a4" draw:marker-end="Linienspitzen_20_2" draw:marker-end-width="0.3cm" draw:fill="none" draw:fill-color="#729fc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8" style:family="graphic" style:parent-style-name="standard">
      <style:graphic-properties svg:stroke-color="#3465a4" draw:fill-color="#729fc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39cm"/>
      <style:paragraph-properties style:writing-mode="lr-tb"/>
    </style:style>
    <style:style style:name="P1" style:family="paragraph">
      <style:paragraph-properties fo:text-align="center" style:writing-mode="lr-tb"/>
      <style:text-properties fo:font-size="7pt" style:font-size-asian="7pt" style:font-size-complex="7pt"/>
    </style:style>
    <style:style style:name="P2" style:family="paragraph">
      <loext:graphic-properties draw:fill-color="#ffffff"/>
      <style:paragraph-properties fo:text-align="center" style:writing-mode="lr-tb"/>
      <style:text-properties fo:font-size="7pt" style:font-size-asian="7pt" style:font-size-complex="7pt"/>
    </style:style>
    <style:style style:name="P3" style:family="paragraph">
      <loext:graphic-properties draw:fill="none" draw:fill-color="#729fcf"/>
      <style:paragraph-properties fo:text-align="center"/>
      <style:text-properties fo:font-size="1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6pt"/>
    </style:style>
    <style:style style:name="P8" style:family="paragraph">
      <loext:graphic-properties draw:fill-color="#729fcf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75cm" svg:height="4.75cm" svg:x="1.75cm" svg:y="1.75cm">
          <text:p text:style-name="P1"><text:span text:style-name="T1">L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75cm" svg:height="4.75cm" svg:x="7.25cm" svg:y="1.75cm">
          <text:p text:style-name="P1"><text:span text:style-name="T1">User Input</text:span></text:p>
          <text:p text:style-name="P1"><text:span text:style-name="T1">(einmali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4.5cm" svg:y1="4.012cm" svg:x2="7.25cm" svg:y2="4cm">
          <text:p/>
        </draw:line>
        <draw:custom-shape draw:style-name="gr1" draw:text-style-name="P2" xml:id="id2" draw:id="id2" draw:layer="layout" svg:width="2.75cm" svg:height="4.75cm" svg:x="7.25cm" svg:y="8.75cm">
          <text:p text:style-name="P1"><text:span text:style-name="T1">Mein Fenster/</text:span></text:p>
          <text:p text:style-name="P1"><text:span text:style-name="T1">Übersic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0.502cm" svg:height="1.187cm" svg:x="5cm" svg:y="3.703cm">
          <draw:text-box>
            <text:p/>
          </draw:text-box>
        </draw:frame>
        <draw:frame draw:style-name="gr4" draw:text-style-name="P5" draw:layer="layout" svg:width="2.712cm" svg:height="0.489cm" svg:x="4.5cm" svg:y="3.5cm">
          <draw:text-box>
            <text:p><text:span text:style-name="T2">If (User Input == NULL)</text:span></text:p>
          </draw:text-box>
        </draw:frame>
        <draw:frame draw:style-name="gr5" draw:text-style-name="P5" draw:layer="layout" svg:width="3.5cm" svg:height="0.489cm" svg:x="3.5cm" svg:y="10.511cm">
          <draw:text-box>
            <text:p><text:span text:style-name="T2">If (User Input != NULL)</text:span></text:p>
          </draw:text-box>
        </draw:frame>
        <draw:line draw:style-name="gr2" draw:text-style-name="P6" draw:layer="layout" svg:x1="9.5cm" svg:y1="6.5cm" svg:x2="9.5cm" svg:y2="8.75cm">
          <text:p/>
        </draw:line>
        <draw:frame draw:style-name="gr6" draw:text-style-name="P7" draw:layer="layout" svg:width="2.75cm" svg:height="0.5cm" svg:x="7.25cm" svg:y="8.25cm">
          <draw:text-box>
            <text:p><text:span text:style-name="T3">MainFragment</text:span></text:p>
          </draw:text-box>
        </draw:frame>
        <draw:frame draw:style-name="gr7" draw:text-style-name="P5" draw:layer="layout" svg:width="3.25cm" svg:height="0.75cm" svg:x="2.25cm" svg:y="1.25cm">
          <draw:text-box>
            <text:p><text:span text:style-name="T2">LogoFragment</text:span></text:p>
          </draw:text-box>
        </draw:frame>
        <draw:connector draw:style-name="gr8" draw:text-style-name="P8" draw:layer="layout" svg:x1="3.125cm" svg:y1="6.5cm" svg:x2="7.25cm" svg:y2="11.125cm" draw:start-shape="id1" draw:start-glue-point="2" draw:end-shape="id2" draw:end-glue-point="3" svg:d="M3125 6500v4625h4125" svg:viewBox="0 0 4126 4626">
          <text:p/>
        </draw:connector>
        <draw:frame draw:style-name="gr9" draw:text-style-name="P5" draw:layer="layout" svg:width="2.339cm" svg:height="0.489cm" svg:x="7.5cm" svg:y="1.261cm">
          <draw:text-box>
            <text:p><text:span text:style-name="T2">UserInputFragmen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19T10:28:18.650000000</meta:creation-date>
    <dc:date>2020-11-19T11:18:03.451000000</dc:date>
    <meta:editing-duration>PT28M32S</meta:editing-duration>
    <meta:editing-cycles>1</meta:editing-cycles>
    <meta:generator>LibreOffice/7.0.3.1$Windows_X86_64 LibreOffice_project/d7547858d014d4cf69878db179d326fc3483e082</meta:generator>
    <meta:document-statistic meta:object-count="12"/>
  </office:meta>
</office:document-meta>
</file>